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2024-12-19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2023-12-13 0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2021-01-05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2019-12-06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2018-11-28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2018-02-27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2016-12-14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201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201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201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201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201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200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200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200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200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200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200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200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9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9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9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9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9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9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9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9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8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8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8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86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8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8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8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7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7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7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7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7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7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3701</text:p>
          </table:table-cell>
          <table:table-cell office:value-type="string" calcext:value-type="string">
            <text:p>196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